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398cm" fo:min-width="8.43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13.06cm"/>
    </style:style>
    <style:style style:name="gr4" style:family="graphic" style:parent-style-name="standard">
      <style:graphic-properties draw:stroke="none" draw:fill="none" fo:min-height="2.758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99" draw:textarea-horizontal-align="justify" draw:textarea-vertical-align="middle" draw:auto-grow-height="false" fo:min-height="1.732cm" fo:min-width="1.082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1.6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2.06cm"/>
    </style:style>
    <style:style style:name="gr11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cm" fo:min-width="0.114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32cm" fo:min-width="0.672cm" fo:padding-top="0.134cm" fo:padding-bottom="0.134cm" fo:padding-left="0.259cm" fo:padding-right="0.259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742cm" fo:min-width="2.382cm" fo:padding-top="0.134cm" fo:padding-bottom="0.134cm" fo:padding-left="0.259cm" fo:padding-right="0.259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333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none" draw:fill-color="#ffff99" draw:textarea-horizontal-align="justify" draw:textarea-vertical-align="middle" draw:auto-grow-height="false" fo:min-height="4.532cm" fo:min-width="4.082cm" fo:padding-top="0.134cm" fo:padding-bottom="0.134cm" fo:padding-left="0.259cm" fo:padding-right="0.259cm"/>
    </style:style>
    <style:style style:name="gr22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106cm" draw:marker-start-width="0.321cm" draw:marker-end-width="0.321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053cm" draw:marker-start-width="0.227cm" draw:marker-end-width="0.227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none" draw:fill-color="#ffff99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000000" draw:marker-start-width="0.227cm" draw:marker-end-width="0.227cm" draw:fill="none" draw:fill-color="#ffff99" draw:textarea-horizontal-align="justify" draw:textarea-vertical-align="middle" draw:auto-grow-height="false" fo:min-height="0.772cm" fo:min-width="0.382cm" fo:padding-top="0.134cm" fo:padding-bottom="0.134cm" fo:padding-left="0.259cm" fo:padding-right="0.259cm"/>
    </style:style>
    <style:style style:name="gr30" style:family="graphic" style:parent-style-name="standard">
      <style:graphic-properties draw:stroke="none" draw:fill="none" fo:min-height="1.6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="none" draw:fill-color="#ffff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fo:text-align="start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2cm" svg:y1="4cm" svg:x2="10.6cm" svg:y2="4cm">
          <text:p/>
        </draw:line>
        <draw:custom-shape draw:style-name="gr2" draw:text-style-name="P2" draw:layer="layout" svg:width="8.99cm" svg:height="5.7cm" draw:transform="rotate (-1.5707963267949) translate (7.1cm 4.3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9cm" svg:height="0.89cm" svg:x="11.25cm" svg:y="3.25cm">
          <draw:text-box>
            <text:p text:style-name="P3"><text:span text:style-name="T1">Smoke detection system</text:span></text:p>
          </draw:text-box>
        </draw:frame>
        <draw:frame draw:style-name="gr3" draw:text-style-name="P5" draw:layer="layout" svg:width="18.9cm" svg:height="1.5cm" svg:x="1cm" svg:y="21.8cm">
          <draw:text-box>
            <text:p><text:span text:style-name="T2">Author : Pierre ROUZEAU .</text:span></text:p>
            <text:p><text:span text:style-name="T2">Licence GFDL1.2 and CC BY-SA</text:span></text:p>
          </draw:text-box>
        </draw:frame>
        <draw:frame draw:style-name="gr4" draw:text-style-name="P6" draw:layer="layout" svg:width="7.25cm" svg:height="3.275cm" svg:x="11.45cm" svg:y="4.15cm">
          <draw:text-box>
            <text:p><text:span text:style-name="T3">Shall be independant from printer.</text:span></text:p>
            <text:p><text:span text:style-name="T3">Start the power by pushing the button.</text:span></text:p>
            <text:p><text:span text:style-name="T3">If printer does not have on/off button </text:span></text:p>
            <text:p><text:span text:style-name="T3">(e.g. if supplied with a power block),</text:span></text:p>
            <text:p><text:span text:style-name="T3">a stop pushbutton can be useful.</text:span></text:p>
            <text:p><text:span text:style-name="T3"/></text:p>
            <text:p><text:span text:style-name="T3"/></text:p>
          </draw:text-box>
        </draw:frame>
        <draw:custom-shape draw:style-name="gr5" draw:text-style-name="P8" draw:layer="layout" svg:width="1.6cm" svg:height="2cm" svg:x="11.908cm" svg:y="8.765cm">
          <text:p text:style-name="P7"><text:span text:style-name="T4">AC </text:span></text:p>
          <text:p text:style-name="P7"><text:span text:style-name="T4">SS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69cm" svg:height="1.7cm" svg:x="11.85cm" svg:y="9.9cm">
          <draw:text-box>
            <text:p><text:span text:style-name="T5">~ <text:s text:c="4"/>~</text:span></text:p>
          </draw:text-box>
        </draw:frame>
        <draw:frame draw:style-name="gr7" draw:text-style-name="P9" draw:layer="layout" svg:width="2.3cm" svg:height="1.91cm" svg:x="11.8cm" svg:y="8.85cm">
          <draw:text-box>
            <text:p><text:span text:style-name="T6">+</text:span><text:span text:style-name="T5"> <text:s text:c="3"/></text:span><text:span text:style-name="T7"><text:s text:c="2"/></text:span><text:span text:style-name="T5">-</text:span></text:p>
          </draw:text-box>
        </draw:frame>
        <draw:custom-shape draw:style-name="gr8" draw:text-style-name="P10" draw:layer="layout" svg:width="0.2cm" svg:height="0.2cm" svg:x="12.1cm" svg:y="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cm" svg:height="0.2cm" svg:x="12.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cm" svg:height="0.2cm" svg:x="13.1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cm" svg:height="0.2cm" svg:x="13.125cm" svg:y="10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cm" svg:y1="10.2cm" svg:x2="11.4cm" svg:y2="10.5cm">
          <text:p/>
        </draw:line>
        <draw:line draw:style-name="gr1" draw:text-style-name="P1" draw:layer="layout" svg:x1="10.6cm" svg:y1="8.7cm" svg:x2="10.85cm" svg:y2="8.7cm">
          <text:p/>
        </draw:line>
        <draw:line draw:style-name="gr9" draw:text-style-name="P1" draw:layer="layout" svg:x1="11.4cm" svg:y1="10.5cm" svg:x2="12.185cm" svg:y2="10.5cm">
          <text:p/>
        </draw:line>
        <draw:frame draw:style-name="gr10" draw:text-style-name="P12" draw:layer="layout" svg:width="2.8cm" svg:height="2.31cm" svg:x="2.9cm" svg:y="8.45cm">
          <draw:text-box>
            <text:p text:style-name="P11"><text:span text:style-name="T1">3D</text:span></text:p>
            <text:p text:style-name="P11"><text:span text:style-name="T1">Printer</text:span></text:p>
          </draw:text-box>
        </draw:frame>
        <draw:line draw:style-name="gr11" draw:text-style-name="P1" draw:layer="layout" svg:x1="10.6cm" svg:y1="11.8cm" svg:x2="10.6cm" svg:y2="11.99cm">
          <text:p/>
        </draw:line>
        <draw:frame draw:style-name="gr3" draw:text-style-name="P14" draw:layer="layout" svg:width="1.63cm" svg:height="0.5cm" svg:x="13.589cm" svg:y="11.05cm">
          <draw:text-box>
            <text:p text:style-name="P13"><text:span text:style-name="T8">Fuse</text:span></text:p>
          </draw:text-box>
        </draw:frame>
        <draw:frame draw:style-name="gr3" draw:text-style-name="P16" draw:layer="layout" svg:width="3.4cm" svg:height="1.5cm" svg:x="14.7cm" svg:y="11cm">
          <draw:text-box>
            <text:p text:style-name="P15"><text:span text:style-name="T4">AC 110-230V</text:span></text:p>
          </draw:text-box>
        </draw:frame>
        <draw:line draw:style-name="gr12" draw:text-style-name="P1" draw:layer="layout" svg:x1="11.15cm" svg:y1="8.7cm" svg:x2="11.4cm" svg:y2="8.7cm">
          <text:p/>
        </draw:line>
        <draw:line draw:style-name="gr9" draw:text-style-name="P1" draw:layer="layout" svg:x1="13.2cm" svg:y1="10.514cm" svg:x2="13.7cm" svg:y2="10.514cm">
          <text:p/>
        </draw:line>
        <draw:line draw:style-name="gr11" draw:text-style-name="P1" draw:layer="layout" svg:x1="7.1cm" svg:y1="12cm" svg:x2="17.7cm" svg:y2="12cm">
          <text:p/>
        </draw:line>
        <draw:custom-shape draw:style-name="gr13" draw:text-style-name="P17" draw:layer="layout" svg:width="0.666cm" svg:height="0.2cm" svg:x="13.85cm" svg:y="11.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2cm" svg:y1="8.1cm" svg:x2="12.2cm" svg:y2="9.024cm">
          <text:p/>
        </draw:line>
        <draw:line draw:style-name="gr12" draw:text-style-name="P1" draw:layer="layout" svg:x1="13.2cm" svg:y1="8.4cm" svg:x2="13.2cm" svg:y2="9.001cm">
          <text:p/>
        </draw:line>
        <draw:line draw:style-name="gr9" draw:text-style-name="P1" draw:layer="layout" svg:x1="11.4cm" svg:y1="10.5cm" svg:x2="11.4cm" svg:y2="11.7cm">
          <text:p/>
        </draw:line>
        <draw:line draw:style-name="gr9" draw:text-style-name="P1" draw:layer="layout" svg:x1="13.7cm" svg:y1="10.5cm" svg:x2="13.7cm" svg:y2="11.725cm">
          <text:p/>
        </draw:line>
        <draw:line draw:style-name="gr9" draw:text-style-name="P1" draw:layer="layout" svg:x1="7.1cm" svg:y1="11.7cm" svg:x2="12.45cm" svg:y2="11.7cm">
          <text:p/>
        </draw:line>
        <draw:line draw:style-name="gr9" draw:text-style-name="P1" draw:layer="layout" svg:x1="13cm" svg:y1="11.701cm" svg:x2="17.7cm" svg:y2="11.701cm">
          <text:p/>
        </draw:line>
        <draw:g>
          <draw:custom-shape draw:style-name="gr8" draw:text-style-name="P10" draw:layer="layout" svg:width="0.1cm" svg:height="0.1cm" svg:x="12.4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1cm" svg:height="0.1cm" svg:x="12.9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4cm" svg:y1="11.5cm" svg:x2="13cm" svg:y2="11.5cm">
            <text:p/>
          </draw:line>
          <draw:custom-shape draw:style-name="gr15" draw:text-style-name="P17" draw:layer="layout" svg:width="0.2cm" svg:height="0.1cm" svg:x="12.6cm" svg:y="11.4cm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1" draw:layer="layout" svg:x1="12.6cm" svg:y1="11.5cm" svg:x2="12.8cm" svg:y2="11.567cm">
              <text:p/>
            </draw:line>
            <draw:line draw:style-name="gr16" draw:text-style-name="P1" draw:layer="layout" svg:x1="12.6cm" svg:y1="11.634cm" svg:x2="12.8cm" svg:y2="11.567cm">
              <text:p/>
            </draw:line>
            <draw:line draw:style-name="gr16" draw:text-style-name="P1" draw:layer="layout" svg:x1="12.8cm" svg:y1="11.7cm" svg:x2="12.6cm" svg:y2="11.633cm">
              <text:p/>
            </draw:line>
          </draw:g>
        </draw:g>
        <draw:line draw:style-name="gr11" draw:text-style-name="P1" draw:layer="layout" svg:x1="10.6cm" svg:y1="10.2cm" svg:x2="10.6cm" svg:y2="11.6cm">
          <text:p/>
        </draw:line>
        <draw:custom-shape draw:style-name="gr17" draw:text-style-name="P18" draw:layer="layout" svg:width="1.19cm" svg:height="1.2cm" svg:x="10.4cm" svg:y="9cm">
          <text:p text:style-name="P7"><text:span text:style-name="T4">PS</text:span></text:p>
          <text:p text:style-name="P7"><text:span text:style-name="T4">9V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cm" svg:y1="8.4cm" svg:x2="11.4cm" svg:y2="9cm">
          <text:p/>
        </draw:line>
        <draw:g>
          <draw:custom-shape draw:style-name="gr18" draw:text-style-name="P1" draw:layer="layout" svg:width="0.3cm" svg:height="0.3cm" svg:x="10.85cm" svg:y="8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0.9cm" svg:y1="8.8cm" svg:x2="11.1cm" svg:y2="8.6cm">
            <text:p/>
          </draw:line>
          <draw:line draw:style-name="gr16" draw:text-style-name="P1" draw:layer="layout" svg:x1="11.1cm" svg:y1="8.8cm" svg:x2="10.9cm" svg:y2="8.6cm">
            <text:p/>
          </draw:line>
        </draw:g>
        <draw:custom-shape draw:style-name="gr19" draw:text-style-name="P20" draw:layer="layout" svg:width="2.9cm" svg:height="2.01cm" svg:x="2.65cm" svg:y="4.55cm">
          <text:p text:style-name="P19"><text:span text:style-name="T9"/></text:p>
          <text:p text:style-name="P19"><text:span text:style-name="T9"/></text:p>
          <text:p text:style-name="P19"><text:span text:style-name="T10"/></text:p>
          <text:p text:style-name="P19"><text:span text:style-name="T9">Smoke sensor</text:span></text:p>
          <text:p text:style-name="P19"><text:span text:style-name="T9"><text:s text:c="2"/></text:span><text:span text:style-name="T9">DYP-ME0010-A 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cm" svg:y1="8.4cm" svg:x2="12.1cm" svg:y2="8.4cm">
          <text:p/>
        </draw:line>
        <draw:line draw:style-name="gr12" draw:text-style-name="P1" draw:layer="layout" svg:x1="12.3cm" svg:y1="8.4cm" svg:x2="13.2cm" svg:y2="8.4cm">
          <text:p/>
        </draw:line>
        <draw:custom-shape draw:style-name="gr20" draw:text-style-name="P21" draw:layer="layout" svg:width="0.2cm" svg:height="0.2cm" svg:x="12.601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9cm" svg:y1="8.4cm" svg:x2="11.4cm" svg:y2="8.4cm">
          <text:p/>
        </draw:line>
        <draw:line draw:style-name="gr12" draw:text-style-name="P1" draw:layer="layout" svg:x1="10.9cm" svg:y1="3.7cm" svg:x2="10.9cm" svg:y2="8.4cm">
          <text:p/>
        </draw:line>
        <draw:line draw:style-name="gr12" draw:text-style-name="P1" draw:layer="layout" svg:x1="5.1cm" svg:y1="3.7cm" svg:x2="10.9cm" svg:y2="3.7cm">
          <text:p/>
        </draw:line>
        <draw:line draw:style-name="gr1" draw:text-style-name="P1" draw:layer="layout" svg:x1="4.8cm" svg:y1="4cm" svg:x2="4.8cm" svg:y2="4.55cm">
          <text:p/>
        </draw:line>
        <draw:line draw:style-name="gr1" draw:text-style-name="P1" draw:layer="layout" svg:x1="4.4cm" svg:y1="4cm" svg:x2="5cm" svg:y2="4cm">
          <text:p/>
        </draw:line>
        <draw:line draw:style-name="gr12" draw:text-style-name="P1" draw:layer="layout" svg:x1="5.1cm" svg:y1="3.7cm" svg:x2="5.1cm" svg:y2="4.55cm">
          <text:p/>
        </draw:line>
        <draw:line draw:style-name="gr1" draw:text-style-name="P1" draw:layer="layout" svg:x1="4.4cm" svg:y1="4cm" svg:x2="4.4cm" svg:y2="5.1cm">
          <text:p/>
        </draw:line>
        <draw:line draw:style-name="gr14" draw:text-style-name="P1" draw:layer="layout" svg:x1="4.1cm" svg:y1="3.4cm" svg:x2="4.1cm" svg:y2="4.75cm">
          <text:p/>
        </draw:line>
        <draw:custom-shape draw:style-name="gr21" draw:text-style-name="P22" draw:layer="layout" svg:width="4.6cm" svg:height="4.8cm" svg:x="10.14cm" svg:y="7.8cm"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g>
          <draw:line draw:style-name="gr22" draw:text-style-name="P1" draw:layer="layout" svg:x1="8.125cm" svg:y1="12.3cm" svg:x2="8.4cm" svg:y2="12.3cm">
            <text:p/>
          </draw:line>
          <draw:line draw:style-name="gr23" draw:text-style-name="P1" draw:layer="layout" svg:x1="8.388cm" svg:y1="12.3cm" svg:x2="8.663cm" svg:y2="12.3cm">
            <text:p/>
          </draw:line>
          <draw:line draw:style-name="gr22" draw:text-style-name="P1" draw:layer="layout" svg:x1="8.656cm" svg:y1="12.3cm" svg:x2="8.931cm" svg:y2="12.3cm">
            <text:p/>
          </draw:line>
          <draw:line draw:style-name="gr23" draw:text-style-name="P1" draw:layer="layout" svg:x1="8.919cm" svg:y1="12.3cm" svg:x2="9.194cm" svg:y2="12.3cm">
            <text:p/>
          </draw:line>
          <draw:line draw:style-name="gr22" draw:text-style-name="P1" draw:layer="layout" svg:x1="9.187cm" svg:y1="12.3cm" svg:x2="9.462cm" svg:y2="12.3cm">
            <text:p/>
          </draw:line>
          <draw:line draw:style-name="gr23" draw:text-style-name="P1" draw:layer="layout" svg:x1="9.45cm" svg:y1="12.3cm" svg:x2="9.725cm" svg:y2="12.3cm">
            <text:p/>
          </draw:line>
        </draw:g>
        <draw:g>
          <draw:line draw:style-name="gr22" draw:text-style-name="P1" draw:layer="layout" svg:x1="9.725cm" svg:y1="12.3cm" svg:x2="10cm" svg:y2="12.3cm">
            <text:p/>
          </draw:line>
          <draw:line draw:style-name="gr23" draw:text-style-name="P1" draw:layer="layout" svg:x1="9.988cm" svg:y1="12.3cm" svg:x2="10.263cm" svg:y2="12.3cm">
            <text:p/>
          </draw:line>
          <draw:line draw:style-name="gr22" draw:text-style-name="P1" draw:layer="layout" svg:x1="10.256cm" svg:y1="12.3cm" svg:x2="10.531cm" svg:y2="12.3cm">
            <text:p/>
          </draw:line>
          <draw:line draw:style-name="gr23" draw:text-style-name="P1" draw:layer="layout" svg:x1="10.519cm" svg:y1="12.3cm" svg:x2="10.794cm" svg:y2="12.3cm">
            <text:p/>
          </draw:line>
          <draw:line draw:style-name="gr22" draw:text-style-name="P1" draw:layer="layout" svg:x1="10.787cm" svg:y1="12.3cm" svg:x2="11.062cm" svg:y2="12.3cm">
            <text:p/>
          </draw:line>
          <draw:line draw:style-name="gr23" draw:text-style-name="P1" draw:layer="layout" svg:x1="11.05cm" svg:y1="12.3cm" svg:x2="11.325cm" svg:y2="12.3cm">
            <text:p/>
          </draw:line>
        </draw:g>
        <draw:g>
          <draw:line draw:style-name="gr22" draw:text-style-name="P1" draw:layer="layout" svg:x1="11.325cm" svg:y1="12.3cm" svg:x2="11.6cm" svg:y2="12.3cm">
            <text:p/>
          </draw:line>
          <draw:line draw:style-name="gr23" draw:text-style-name="P1" draw:layer="layout" svg:x1="11.588cm" svg:y1="12.3cm" svg:x2="11.863cm" svg:y2="12.3cm">
            <text:p/>
          </draw:line>
          <draw:line draw:style-name="gr22" draw:text-style-name="P1" draw:layer="layout" svg:x1="11.856cm" svg:y1="12.3cm" svg:x2="12.131cm" svg:y2="12.3cm">
            <text:p/>
          </draw:line>
          <draw:line draw:style-name="gr23" draw:text-style-name="P1" draw:layer="layout" svg:x1="12.119cm" svg:y1="12.3cm" svg:x2="12.394cm" svg:y2="12.3cm">
            <text:p/>
          </draw:line>
          <draw:line draw:style-name="gr22" draw:text-style-name="P1" draw:layer="layout" svg:x1="12.387cm" svg:y1="12.3cm" svg:x2="12.662cm" svg:y2="12.3cm">
            <text:p/>
          </draw:line>
          <draw:line draw:style-name="gr23" draw:text-style-name="P1" draw:layer="layout" svg:x1="12.65cm" svg:y1="12.3cm" svg:x2="12.925cm" svg:y2="12.3cm">
            <text:p/>
          </draw:line>
        </draw:g>
        <draw:g>
          <draw:line draw:style-name="gr22" draw:text-style-name="P1" draw:layer="layout" svg:x1="12.925cm" svg:y1="12.3cm" svg:x2="13.2cm" svg:y2="12.3cm">
            <text:p/>
          </draw:line>
          <draw:line draw:style-name="gr23" draw:text-style-name="P1" draw:layer="layout" svg:x1="13.188cm" svg:y1="12.3cm" svg:x2="13.463cm" svg:y2="12.3cm">
            <text:p/>
          </draw:line>
          <draw:line draw:style-name="gr22" draw:text-style-name="P1" draw:layer="layout" svg:x1="13.456cm" svg:y1="12.3cm" svg:x2="13.731cm" svg:y2="12.3cm">
            <text:p/>
          </draw:line>
          <draw:line draw:style-name="gr23" draw:text-style-name="P1" draw:layer="layout" svg:x1="13.719cm" svg:y1="12.3cm" svg:x2="13.994cm" svg:y2="12.3cm">
            <text:p/>
          </draw:line>
          <draw:line draw:style-name="gr22" draw:text-style-name="P1" draw:layer="layout" svg:x1="13.987cm" svg:y1="12.3cm" svg:x2="14.262cm" svg:y2="12.3cm">
            <text:p/>
          </draw:line>
          <draw:line draw:style-name="gr23" draw:text-style-name="P1" draw:layer="layout" svg:x1="14.25cm" svg:y1="12.3cm" svg:x2="14.525cm" svg:y2="12.3cm">
            <text:p/>
          </draw:line>
        </draw:g>
        <draw:g>
          <draw:line draw:style-name="gr22" draw:text-style-name="P1" draw:layer="layout" svg:x1="14.525cm" svg:y1="12.3cm" svg:x2="14.8cm" svg:y2="12.3cm">
            <text:p/>
          </draw:line>
          <draw:line draw:style-name="gr23" draw:text-style-name="P1" draw:layer="layout" svg:x1="14.788cm" svg:y1="12.3cm" svg:x2="15.063cm" svg:y2="12.3cm">
            <text:p/>
          </draw:line>
          <draw:line draw:style-name="gr22" draw:text-style-name="P1" draw:layer="layout" svg:x1="15.056cm" svg:y1="12.3cm" svg:x2="15.331cm" svg:y2="12.3cm">
            <text:p/>
          </draw:line>
          <draw:line draw:style-name="gr23" draw:text-style-name="P1" draw:layer="layout" svg:x1="15.319cm" svg:y1="12.3cm" svg:x2="15.594cm" svg:y2="12.3cm">
            <text:p/>
          </draw:line>
          <draw:line draw:style-name="gr22" draw:text-style-name="P1" draw:layer="layout" svg:x1="15.587cm" svg:y1="12.3cm" svg:x2="15.862cm" svg:y2="12.3cm">
            <text:p/>
          </draw:line>
          <draw:line draw:style-name="gr23" draw:text-style-name="P1" draw:layer="layout" svg:x1="15.85cm" svg:y1="12.3cm" svg:x2="16.125cm" svg:y2="12.3cm">
            <text:p/>
          </draw:line>
        </draw:g>
        <draw:line draw:style-name="gr14" draw:text-style-name="P1" draw:layer="layout" svg:x1="4.1cm" svg:y1="3.4cm" svg:x2="11.2cm" svg:y2="3.4cm">
          <text:p/>
        </draw:line>
        <draw:line draw:style-name="gr14" draw:text-style-name="P1" draw:layer="layout" svg:x1="11.2cm" svg:y1="3.4cm" svg:x2="11.2cm" svg:y2="8.1cm">
          <text:p/>
        </draw:line>
        <draw:line draw:style-name="gr14" draw:text-style-name="P1" draw:layer="layout" svg:x1="11.2cm" svg:y1="8.1cm" svg:x2="12.2cm" svg:y2="8.1cm">
          <text:p/>
        </draw:line>
        <draw:g>
          <draw:line draw:style-name="gr22" draw:text-style-name="P1" draw:layer="layout" svg:x1="6.55cm" svg:y1="12.3cm" svg:x2="6.825cm" svg:y2="12.3cm">
            <text:p/>
          </draw:line>
          <draw:line draw:style-name="gr23" draw:text-style-name="P1" draw:layer="layout" svg:x1="6.813cm" svg:y1="12.3cm" svg:x2="7.088cm" svg:y2="12.3cm">
            <text:p/>
          </draw:line>
          <draw:line draw:style-name="gr22" draw:text-style-name="P1" draw:layer="layout" svg:x1="7.081cm" svg:y1="12.3cm" svg:x2="7.356cm" svg:y2="12.3cm">
            <text:p/>
          </draw:line>
          <draw:line draw:style-name="gr23" draw:text-style-name="P1" draw:layer="layout" svg:x1="7.344cm" svg:y1="12.3cm" svg:x2="7.619cm" svg:y2="12.3cm">
            <text:p/>
          </draw:line>
          <draw:line draw:style-name="gr22" draw:text-style-name="P1" draw:layer="layout" svg:x1="7.612cm" svg:y1="12.3cm" svg:x2="7.887cm" svg:y2="12.3cm">
            <text:p/>
          </draw:line>
          <draw:line draw:style-name="gr23" draw:text-style-name="P1" draw:layer="layout" svg:x1="7.875cm" svg:y1="12.3cm" svg:x2="8.15cm" svg:y2="12.3cm">
            <text:p/>
          </draw:line>
        </draw:g>
        <draw:line draw:style-name="gr23" draw:text-style-name="P1" draw:layer="layout" svg:x1="6cm" svg:y1="12.3cm" svg:x2="6cm" svg:y2="12.6cm">
          <text:p/>
        </draw:line>
        <draw:custom-shape draw:style-name="gr8" draw:text-style-name="P10" draw:layer="layout" svg:width="0.1cm" svg:height="0.1cm" svg:x="4.0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1cm" svg:y1="5.1cm" svg:x2="3.55cm" svg:y2="5cm">
          <text:p/>
        </draw:line>
        <draw:line draw:style-name="gr24" draw:text-style-name="P1" draw:layer="layout" svg:x1="3.85cm" svg:y1="5.05cm" svg:x2="3.85cm" svg:y2="5.375cm">
          <text:p/>
        </draw:line>
        <draw:line draw:style-name="gr1" draw:text-style-name="P1" draw:layer="layout" svg:x1="4.1cm" svg:y1="5.1cm" svg:x2="4.4cm" svg:y2="5.1cm">
          <text:p/>
        </draw:line>
        <draw:line draw:style-name="gr14" draw:text-style-name="P1" draw:layer="layout" svg:x1="3.4cm" svg:y1="4.95cm" svg:x2="3.6cm" svg:y2="4.95cm">
          <text:p/>
        </draw:line>
        <draw:line draw:style-name="gr14" draw:text-style-name="P1" draw:layer="layout" svg:x1="3.4cm" svg:y1="4.75cm" svg:x2="3.4cm" svg:y2="4.95cm">
          <text:p/>
        </draw:line>
        <draw:line draw:style-name="gr14" draw:text-style-name="P1" draw:layer="layout" svg:x1="3.4cm" svg:y1="4.75cm" svg:x2="4.1cm" svg:y2="4.75cm">
          <text:p/>
        </draw:line>
        <draw:frame draw:style-name="gr3" draw:text-style-name="P16" draw:layer="layout" svg:width="1.1cm" svg:height="0.6cm" svg:x="4.4cm" svg:y="4.45cm">
          <draw:text-box>
            <text:p text:style-name="P15"><text:span text:style-name="T4">9V</text:span></text:p>
          </draw:text-box>
        </draw:frame>
        <draw:frame draw:style-name="gr3" draw:text-style-name="P23" draw:layer="layout" svg:width="5.49cm" svg:height="0.9cm" svg:x="10.36cm" svg:y="6.7cm">
          <draw:text-box>
            <text:p text:style-name="P7"><text:span text:style-name="T9">Independant power shutdown</text:span></text:p>
          </draw:text-box>
        </draw:frame>
        <draw:frame draw:style-name="gr3" draw:text-style-name="P24" draw:layer="layout" svg:width="1.5cm" svg:height="0.8cm" svg:x="11.95cm" svg:y="10.775cm">
          <draw:text-box>
            <text:p text:style-name="P15"><text:span text:style-name="T4">Start</text:span></text:p>
          </draw:text-box>
        </draw:frame>
        <draw:g>
          <draw:line draw:style-name="gr22" draw:text-style-name="P1" draw:layer="layout" svg:x1="16.125cm" svg:y1="12.3cm" svg:x2="16.4cm" svg:y2="12.3cm">
            <text:p/>
          </draw:line>
          <draw:line draw:style-name="gr23" draw:text-style-name="P1" draw:layer="layout" svg:x1="16.388cm" svg:y1="12.3cm" svg:x2="16.663cm" svg:y2="12.3cm">
            <text:p/>
          </draw:line>
          <draw:line draw:style-name="gr22" draw:text-style-name="P1" draw:layer="layout" svg:x1="16.656cm" svg:y1="12.3cm" svg:x2="16.931cm" svg:y2="12.3cm">
            <text:p/>
          </draw:line>
          <draw:line draw:style-name="gr23" draw:text-style-name="P1" draw:layer="layout" svg:x1="16.919cm" svg:y1="12.3cm" svg:x2="17.194cm" svg:y2="12.3cm">
            <text:p/>
          </draw:line>
          <draw:line draw:style-name="gr22" draw:text-style-name="P1" draw:layer="layout" svg:x1="17.187cm" svg:y1="12.3cm" svg:x2="17.462cm" svg:y2="12.3cm">
            <text:p/>
          </draw:line>
          <draw:line draw:style-name="gr23" draw:text-style-name="P1" draw:layer="layout" svg:x1="17.45cm" svg:y1="12.3cm" svg:x2="17.725cm" svg:y2="12.3cm">
            <text:p/>
          </draw:line>
        </draw:g>
        <draw:custom-shape draw:style-name="gr8" draw:text-style-name="P10" draw:layer="layout" svg:width="0.1cm" svg:height="0.1cm" svg:x="3.55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cm" svg:height="0.1cm" svg:x="3.55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6" draw:layer="layout" svg:width="1.09cm" svg:height="1cm" svg:x="2.61cm" svg:y="4.6cm">
          <draw:text-box>
            <text:p text:style-name="P25"><text:span text:style-name="T11">NC</text:span></text:p>
            <text:p text:style-name="P25"><text:span text:style-name="T11">NO</text:span></text:p>
          </draw:text-box>
        </draw:frame>
        <draw:g>
          <draw:line draw:style-name="gr22" draw:text-style-name="P1" draw:layer="layout" svg:x1="6cm" svg:y1="12.3cm" svg:x2="6.275cm" svg:y2="12.3cm">
            <text:p/>
          </draw:line>
          <draw:line draw:style-name="gr23" draw:text-style-name="P1" draw:layer="layout" svg:x1="6.263cm" svg:y1="12.3cm" svg:x2="6.538cm" svg:y2="12.3cm">
            <text:p/>
          </draw:line>
          <draw:line draw:style-name="gr22" draw:text-style-name="P1" draw:layer="layout" svg:x1="6.531cm" svg:y1="12.3cm" svg:x2="6.806cm" svg:y2="12.3cm">
            <text:p/>
          </draw:line>
          <draw:line draw:style-name="gr23" draw:text-style-name="P1" draw:layer="layout" svg:x1="6.794cm" svg:y1="12.3cm" svg:x2="7.069cm" svg:y2="12.3cm">
            <text:p/>
          </draw:line>
          <draw:line draw:style-name="gr22" draw:text-style-name="P1" draw:layer="layout" svg:x1="7.062cm" svg:y1="12.3cm" svg:x2="7.337cm" svg:y2="12.3cm">
            <text:p/>
          </draw:line>
          <draw:line draw:style-name="gr23" draw:text-style-name="P1" draw:layer="layout" svg:x1="7.325cm" svg:y1="12.3cm" svg:x2="7.6cm" svg:y2="12.3cm">
            <text:p/>
          </draw:line>
        </draw:g>
        <draw:g>
          <draw:line draw:style-name="gr25" draw:text-style-name="P1" draw:layer="layout" svg:x1="5.6cm" svg:y1="12.62cm" svg:x2="6.4cm" svg:y2="12.62cm">
            <text:p/>
          </draw:line>
          <draw:line draw:style-name="gr26" draw:text-style-name="P1" draw:layer="layout" svg:x1="5.6cm" svg:y1="12.8cm" svg:x2="5.8cm" svg:y2="12.62cm">
            <text:p/>
          </draw:line>
          <draw:line draw:style-name="gr26" draw:text-style-name="P1" draw:layer="layout" svg:x1="5.8cm" svg:y1="12.8cm" svg:x2="6cm" svg:y2="12.62cm">
            <text:p/>
          </draw:line>
          <draw:line draw:style-name="gr26" draw:text-style-name="P1" draw:layer="layout" svg:x1="6cm" svg:y1="12.8cm" svg:x2="6.2cm" svg:y2="12.62cm">
            <text:p/>
          </draw:line>
          <draw:line draw:style-name="gr26" draw:text-style-name="P1" draw:layer="layout" svg:x1="6.2cm" svg:y1="12.8cm" svg:x2="6.4cm" svg:y2="12.62cm">
            <text:p/>
          </draw:line>
        </draw:g>
        <draw:g>
          <draw:custom-shape draw:style-name="gr8" draw:text-style-name="P10" draw:layer="layout" svg:width="0.1cm" svg:height="0.1cm" draw:transform="rotate (-1.5706217938697) translate (5.4cm 5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1cm" svg:height="0.1cm" draw:transform="rotate (-1.5706217938697) translate (5.405cm 5.5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5.547cm" svg:y1="5.048cm" svg:x2="5.547cm" svg:y2="5.648cm">
            <text:p/>
          </draw:line>
          <draw:custom-shape draw:style-name="gr15" draw:text-style-name="P17" draw:layer="layout" svg:width="0.2cm" svg:height="0.1cm" draw:transform="rotate (-1.5706217938697) translate (5.648cm 5.249cm)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1" draw:layer="layout" svg:x1="5.547cm" svg:y1="5.248cm" svg:x2="5.48cm" svg:y2="5.448cm">
              <text:p/>
            </draw:line>
            <draw:line draw:style-name="gr16" draw:text-style-name="P1" draw:layer="layout" svg:x1="5.414cm" svg:y1="5.248cm" svg:x2="5.481cm" svg:y2="5.448cm">
              <text:p/>
            </draw:line>
            <draw:line draw:style-name="gr16" draw:text-style-name="P1" draw:layer="layout" svg:x1="5.347cm" svg:y1="5.448cm" svg:x2="5.414cm" svg:y2="5.248cm">
              <text:p/>
            </draw:line>
          </draw:g>
        </draw:g>
        <draw:frame draw:style-name="gr3" draw:text-style-name="P16" draw:layer="layout" svg:width="1.6cm" svg:height="0.6cm" svg:x="5.55cm" svg:y="4.95cm">
          <draw:text-box>
            <text:p text:style-name="P15"><text:span text:style-name="T4">Test</text:span></text:p>
          </draw:text-box>
        </draw:frame>
        <draw:g>
          <draw:custom-shape draw:style-name="gr8" draw:text-style-name="P10" draw:layer="layout" svg:width="0.1cm" svg:height="0.1cm" draw:transform="rotate (1.5707963267949) translate (10.551cm 8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1cm" svg:height="0.1cm" draw:transform="rotate (1.5707963267949) translate (10.55cm 8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0.7cm" svg:y1="8.549cm" svg:x2="10.7cm" svg:y2="7.949cm">
            <text:p/>
          </draw:line>
          <draw:custom-shape draw:style-name="gr15" draw:text-style-name="P17" draw:layer="layout" svg:width="0.2cm" svg:height="0.1cm" draw:transform="rotate (1.5707963267949) translate (10.6cm 8.348cm)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1" draw:layer="layout" svg:x1="10.7cm" svg:y1="8.349cm" svg:x2="10.733cm" svg:y2="8.149cm">
              <text:p/>
            </draw:line>
            <draw:line draw:style-name="gr16" draw:text-style-name="P1" draw:layer="layout" svg:x1="10.766cm" svg:y1="8.349cm" svg:x2="10.733cm" svg:y2="8.149cm">
              <text:p/>
            </draw:line>
            <draw:line draw:style-name="gr16" draw:text-style-name="P1" draw:layer="layout" svg:x1="10.8cm" svg:y1="8.149cm" svg:x2="10.767cm" svg:y2="8.349cm">
              <text:p/>
            </draw:line>
          </draw:g>
        </draw:g>
        <draw:line draw:style-name="gr1" draw:text-style-name="P1" draw:layer="layout" svg:x1="10.6cm" svg:y1="8.5cm" svg:x2="10.6cm" svg:y2="9cm">
          <text:p/>
        </draw:line>
        <draw:line draw:style-name="gr1" draw:text-style-name="P1" draw:layer="layout" svg:x1="10.6cm" svg:y1="4cm" svg:x2="10.6cm" svg:y2="8cm">
          <text:p/>
        </draw:line>
        <draw:frame draw:style-name="gr3" draw:text-style-name="P24" draw:layer="layout" svg:width="3.4cm" svg:height="1.5cm" svg:x="8.9cm" svg:y="7.85cm">
          <draw:text-box>
            <text:p text:style-name="P15"><text:span text:style-name="T4">Stop</text:span></text:p>
            <text:p text:style-name="P15"><text:span text:style-name="T2">(option)</text:span></text:p>
          </draw:text-box>
        </draw:frame>
        <draw:line draw:style-name="gr1" draw:text-style-name="P1" draw:layer="layout" svg:x1="10.6cm" svg:y1="14cm" svg:x2="10.85cm" svg:y2="14cm">
          <text:p/>
        </draw:line>
        <draw:line draw:style-name="gr9" draw:text-style-name="P1" draw:layer="layout" svg:x1="11.4cm" svg:y1="15.7cm" svg:x2="12.9cm" svg:y2="15.7cm">
          <text:p/>
        </draw:line>
        <draw:line draw:style-name="gr11" draw:text-style-name="P1" draw:layer="layout" svg:x1="10.6cm" svg:y1="17.1cm" svg:x2="10.6cm" svg:y2="17.29cm">
          <text:p/>
        </draw:line>
        <draw:frame draw:style-name="gr3" draw:text-style-name="P14" draw:layer="layout" svg:width="1.63cm" svg:height="0.5cm" svg:x="13.55cm" svg:y="16.35cm">
          <draw:text-box>
            <text:p text:style-name="P13"><text:span text:style-name="T8">Fuse</text:span></text:p>
          </draw:text-box>
        </draw:frame>
        <draw:frame draw:style-name="gr3" draw:text-style-name="P16" draw:layer="layout" svg:width="3.4cm" svg:height="1.5cm" svg:x="14.7cm" svg:y="16.3cm">
          <draw:text-box>
            <text:p text:style-name="P15"><text:span text:style-name="T4">AC 110-230V</text:span></text:p>
          </draw:text-box>
        </draw:frame>
        <draw:line draw:style-name="gr12" draw:text-style-name="P1" draw:layer="layout" svg:x1="11.15cm" svg:y1="14cm" svg:x2="11.4cm" svg:y2="14cm">
          <text:p/>
        </draw:line>
        <draw:line draw:style-name="gr9" draw:text-style-name="P1" draw:layer="layout" svg:x1="13.4cm" svg:y1="15.714cm" svg:x2="13.7cm" svg:y2="15.714cm">
          <text:p/>
        </draw:line>
        <draw:custom-shape draw:style-name="gr13" draw:text-style-name="P17" draw:layer="layout" svg:width="0.666cm" svg:height="0.2cm" svg:x="13.884cm" svg:y="16.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4cm" svg:y1="13.4cm" svg:x2="12.4cm" svg:y2="15.6cm">
          <text:p/>
        </draw:line>
        <draw:line draw:style-name="gr9" draw:text-style-name="P1" draw:layer="layout" svg:x1="11.4cm" svg:y1="15.5cm" svg:x2="11.4cm" svg:y2="17cm">
          <text:p/>
        </draw:line>
        <draw:line draw:style-name="gr9" draw:text-style-name="P1" draw:layer="layout" svg:x1="13.7cm" svg:y1="15.7cm" svg:x2="13.7cm" svg:y2="17cm">
          <text:p/>
        </draw:line>
        <draw:line draw:style-name="gr9" draw:text-style-name="P1" draw:layer="layout" svg:x1="13.7cm" svg:y1="17.001cm" svg:x2="17.7cm" svg:y2="17.001cm">
          <text:p/>
        </draw:line>
        <draw:line draw:style-name="gr11" draw:text-style-name="P1" draw:layer="layout" svg:x1="10.6cm" svg:y1="15.5cm" svg:x2="10.6cm" svg:y2="16.9cm">
          <text:p/>
        </draw:line>
        <draw:custom-shape draw:style-name="gr17" draw:text-style-name="P18" draw:layer="layout" svg:width="1.19cm" svg:height="1.2cm" svg:x="10.4cm" svg:y="14.3cm">
          <text:p text:style-name="P7"><text:span text:style-name="T4">PS</text:span></text:p>
          <text:p text:style-name="P7"><text:span text:style-name="T4">9V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cm" svg:y1="13.7cm" svg:x2="11.4cm" svg:y2="14.3cm">
          <text:p/>
        </draw:line>
        <draw:g>
          <draw:custom-shape draw:style-name="gr18" draw:text-style-name="P1" draw:layer="layout" svg:width="0.3cm" svg:height="0.3cm" svg:x="10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0.9cm" svg:y1="14.1cm" svg:x2="11.1cm" svg:y2="13.9cm">
            <text:p/>
          </draw:line>
          <draw:line draw:style-name="gr16" draw:text-style-name="P1" draw:layer="layout" svg:x1="11.1cm" svg:y1="14.1cm" svg:x2="10.9cm" svg:y2="13.9cm">
            <text:p/>
          </draw:line>
        </draw:g>
        <draw:line draw:style-name="gr12" draw:text-style-name="P1" draw:layer="layout" svg:x1="11.4cm" svg:y1="13.7cm" svg:x2="11.9cm" svg:y2="13.7cm">
          <text:p/>
        </draw:line>
        <draw:line draw:style-name="gr12" draw:text-style-name="P1" draw:layer="layout" svg:x1="10.9cm" svg:y1="13.7cm" svg:x2="11.4cm" svg:y2="13.7cm">
          <text:p/>
        </draw:line>
        <draw:custom-shape draw:style-name="gr21" draw:text-style-name="P22" draw:layer="layout" svg:width="4.6cm" svg:height="4.8cm" svg:x="10.14cm" svg:y="13.1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" draw:layer="layout" svg:x1="9.725cm" svg:y1="17.6cm" svg:x2="10cm" svg:y2="17.6cm">
            <text:p/>
          </draw:line>
          <draw:line draw:style-name="gr23" draw:text-style-name="P1" draw:layer="layout" svg:x1="9.988cm" svg:y1="17.6cm" svg:x2="10.263cm" svg:y2="17.6cm">
            <text:p/>
          </draw:line>
          <draw:line draw:style-name="gr22" draw:text-style-name="P1" draw:layer="layout" svg:x1="10.256cm" svg:y1="17.6cm" svg:x2="10.531cm" svg:y2="17.6cm">
            <text:p/>
          </draw:line>
          <draw:line draw:style-name="gr23" draw:text-style-name="P1" draw:layer="layout" svg:x1="10.519cm" svg:y1="17.6cm" svg:x2="10.794cm" svg:y2="17.6cm">
            <text:p/>
          </draw:line>
          <draw:line draw:style-name="gr22" draw:text-style-name="P1" draw:layer="layout" svg:x1="10.787cm" svg:y1="17.6cm" svg:x2="11.062cm" svg:y2="17.6cm">
            <text:p/>
          </draw:line>
          <draw:line draw:style-name="gr23" draw:text-style-name="P1" draw:layer="layout" svg:x1="11.05cm" svg:y1="17.6cm" svg:x2="11.325cm" svg:y2="17.6cm">
            <text:p/>
          </draw:line>
        </draw:g>
        <draw:g>
          <draw:line draw:style-name="gr22" draw:text-style-name="P1" draw:layer="layout" svg:x1="11.325cm" svg:y1="17.6cm" svg:x2="11.6cm" svg:y2="17.6cm">
            <text:p/>
          </draw:line>
          <draw:line draw:style-name="gr23" draw:text-style-name="P1" draw:layer="layout" svg:x1="11.588cm" svg:y1="17.6cm" svg:x2="11.863cm" svg:y2="17.6cm">
            <text:p/>
          </draw:line>
          <draw:line draw:style-name="gr22" draw:text-style-name="P1" draw:layer="layout" svg:x1="11.856cm" svg:y1="17.6cm" svg:x2="12.131cm" svg:y2="17.6cm">
            <text:p/>
          </draw:line>
          <draw:line draw:style-name="gr23" draw:text-style-name="P1" draw:layer="layout" svg:x1="12.119cm" svg:y1="17.6cm" svg:x2="12.394cm" svg:y2="17.6cm">
            <text:p/>
          </draw:line>
          <draw:line draw:style-name="gr22" draw:text-style-name="P1" draw:layer="layout" svg:x1="12.387cm" svg:y1="17.6cm" svg:x2="12.662cm" svg:y2="17.6cm">
            <text:p/>
          </draw:line>
          <draw:line draw:style-name="gr23" draw:text-style-name="P1" draw:layer="layout" svg:x1="12.65cm" svg:y1="17.6cm" svg:x2="12.925cm" svg:y2="17.6cm">
            <text:p/>
          </draw:line>
        </draw:g>
        <draw:g>
          <draw:line draw:style-name="gr22" draw:text-style-name="P1" draw:layer="layout" svg:x1="12.925cm" svg:y1="17.6cm" svg:x2="13.2cm" svg:y2="17.6cm">
            <text:p/>
          </draw:line>
          <draw:line draw:style-name="gr23" draw:text-style-name="P1" draw:layer="layout" svg:x1="13.188cm" svg:y1="17.6cm" svg:x2="13.463cm" svg:y2="17.6cm">
            <text:p/>
          </draw:line>
          <draw:line draw:style-name="gr22" draw:text-style-name="P1" draw:layer="layout" svg:x1="13.456cm" svg:y1="17.6cm" svg:x2="13.731cm" svg:y2="17.6cm">
            <text:p/>
          </draw:line>
          <draw:line draw:style-name="gr23" draw:text-style-name="P1" draw:layer="layout" svg:x1="13.719cm" svg:y1="17.6cm" svg:x2="13.994cm" svg:y2="17.6cm">
            <text:p/>
          </draw:line>
          <draw:line draw:style-name="gr22" draw:text-style-name="P1" draw:layer="layout" svg:x1="13.987cm" svg:y1="17.6cm" svg:x2="14.262cm" svg:y2="17.6cm">
            <text:p/>
          </draw:line>
          <draw:line draw:style-name="gr23" draw:text-style-name="P1" draw:layer="layout" svg:x1="14.25cm" svg:y1="17.6cm" svg:x2="14.525cm" svg:y2="17.6cm">
            <text:p/>
          </draw:line>
        </draw:g>
        <draw:g>
          <draw:line draw:style-name="gr22" draw:text-style-name="P1" draw:layer="layout" svg:x1="14.525cm" svg:y1="17.6cm" svg:x2="14.8cm" svg:y2="17.6cm">
            <text:p/>
          </draw:line>
          <draw:line draw:style-name="gr23" draw:text-style-name="P1" draw:layer="layout" svg:x1="14.788cm" svg:y1="17.6cm" svg:x2="15.063cm" svg:y2="17.6cm">
            <text:p/>
          </draw:line>
          <draw:line draw:style-name="gr22" draw:text-style-name="P1" draw:layer="layout" svg:x1="15.056cm" svg:y1="17.6cm" svg:x2="15.331cm" svg:y2="17.6cm">
            <text:p/>
          </draw:line>
          <draw:line draw:style-name="gr23" draw:text-style-name="P1" draw:layer="layout" svg:x1="15.319cm" svg:y1="17.6cm" svg:x2="15.594cm" svg:y2="17.6cm">
            <text:p/>
          </draw:line>
          <draw:line draw:style-name="gr22" draw:text-style-name="P1" draw:layer="layout" svg:x1="15.587cm" svg:y1="17.6cm" svg:x2="15.862cm" svg:y2="17.6cm">
            <text:p/>
          </draw:line>
          <draw:line draw:style-name="gr23" draw:text-style-name="P1" draw:layer="layout" svg:x1="15.85cm" svg:y1="17.6cm" svg:x2="16.125cm" svg:y2="17.6cm">
            <text:p/>
          </draw:line>
        </draw:g>
        <draw:line draw:style-name="gr14" draw:text-style-name="P1" draw:layer="layout" svg:x1="11.2cm" svg:y1="13.4cm" svg:x2="12.4cm" svg:y2="13.4cm">
          <text:p/>
        </draw:line>
        <draw:frame draw:style-name="gr3" draw:text-style-name="P24" draw:layer="layout" svg:width="1.6cm" svg:height="0.8cm" svg:x="12.4cm" svg:y="14.8cm">
          <draw:text-box>
            <text:p text:style-name="P15"><text:span text:style-name="T4">Start</text:span></text:p>
          </draw:text-box>
        </draw:frame>
        <draw:g>
          <draw:line draw:style-name="gr22" draw:text-style-name="P1" draw:layer="layout" svg:x1="16.125cm" svg:y1="17.6cm" svg:x2="16.4cm" svg:y2="17.6cm">
            <text:p/>
          </draw:line>
          <draw:line draw:style-name="gr23" draw:text-style-name="P1" draw:layer="layout" svg:x1="16.388cm" svg:y1="17.6cm" svg:x2="16.663cm" svg:y2="17.6cm">
            <text:p/>
          </draw:line>
          <draw:line draw:style-name="gr22" draw:text-style-name="P1" draw:layer="layout" svg:x1="16.656cm" svg:y1="17.6cm" svg:x2="16.931cm" svg:y2="17.6cm">
            <text:p/>
          </draw:line>
          <draw:line draw:style-name="gr23" draw:text-style-name="P1" draw:layer="layout" svg:x1="16.919cm" svg:y1="17.6cm" svg:x2="17.194cm" svg:y2="17.6cm">
            <text:p/>
          </draw:line>
          <draw:line draw:style-name="gr22" draw:text-style-name="P1" draw:layer="layout" svg:x1="17.187cm" svg:y1="17.6cm" svg:x2="17.462cm" svg:y2="17.6cm">
            <text:p/>
          </draw:line>
          <draw:line draw:style-name="gr23" draw:text-style-name="P1" draw:layer="layout" svg:x1="17.45cm" svg:y1="17.6cm" svg:x2="17.725cm" svg:y2="17.6cm">
            <text:p/>
          </draw:line>
        </draw:g>
        <draw:g>
          <draw:custom-shape draw:style-name="gr8" draw:text-style-name="P10" draw:layer="layout" svg:width="0.1cm" svg:height="0.1cm" draw:transform="rotate (1.5707963267949) translate (10.551cm 13.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1cm" svg:height="0.1cm" draw:transform="rotate (1.5707963267949) translate (10.55cm 13.3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0.7cm" svg:y1="13.849cm" svg:x2="10.7cm" svg:y2="13.249cm">
            <text:p/>
          </draw:line>
          <draw:custom-shape draw:style-name="gr15" draw:text-style-name="P17" draw:layer="layout" svg:width="0.2cm" svg:height="0.1cm" draw:transform="rotate (1.5707963267949) translate (10.6cm 13.648cm)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1" draw:layer="layout" svg:x1="10.7cm" svg:y1="13.649cm" svg:x2="10.733cm" svg:y2="13.449cm">
              <text:p/>
            </draw:line>
            <draw:line draw:style-name="gr16" draw:text-style-name="P1" draw:layer="layout" svg:x1="10.766cm" svg:y1="13.649cm" svg:x2="10.733cm" svg:y2="13.449cm">
              <text:p/>
            </draw:line>
            <draw:line draw:style-name="gr16" draw:text-style-name="P1" draw:layer="layout" svg:x1="10.8cm" svg:y1="13.449cm" svg:x2="10.767cm" svg:y2="13.649cm">
              <text:p/>
            </draw:line>
          </draw:g>
        </draw:g>
        <draw:line draw:style-name="gr1" draw:text-style-name="P1" draw:layer="layout" svg:x1="10.6cm" svg:y1="13.8cm" svg:x2="10.6cm" svg:y2="14.3cm">
          <text:p/>
        </draw:line>
        <draw:frame draw:style-name="gr3" draw:text-style-name="P24" draw:layer="layout" svg:width="3.4cm" svg:height="1.5cm" svg:x="8.9cm" svg:y="13.15cm">
          <draw:text-box>
            <text:p text:style-name="P15"><text:span text:style-name="T4">Stop</text:span></text:p>
            <text:p text:style-name="P15"><text:span text:style-name="T2">(option)</text:span></text:p>
          </draw:text-box>
        </draw:frame>
        <draw:line draw:style-name="gr11" draw:text-style-name="P1" draw:layer="layout" svg:x1="7.1cm" svg:y1="17.3cm" svg:x2="11.9cm" svg:y2="17.3cm">
          <text:p/>
        </draw:line>
        <draw:line draw:style-name="gr9" draw:text-style-name="P1" draw:layer="layout" svg:x1="7.1cm" svg:y1="17cm" svg:x2="12.4cm" svg:y2="17cm">
          <text:p/>
        </draw:line>
        <draw:g>
          <draw:line draw:style-name="gr22" draw:text-style-name="P1" draw:layer="layout" svg:x1="8.1cm" svg:y1="17.6cm" svg:x2="8.375cm" svg:y2="17.6cm">
            <text:p/>
          </draw:line>
          <draw:line draw:style-name="gr23" draw:text-style-name="P1" draw:layer="layout" svg:x1="8.363cm" svg:y1="17.6cm" svg:x2="8.638cm" svg:y2="17.6cm">
            <text:p/>
          </draw:line>
          <draw:line draw:style-name="gr22" draw:text-style-name="P1" draw:layer="layout" svg:x1="8.631cm" svg:y1="17.6cm" svg:x2="8.906cm" svg:y2="17.6cm">
            <text:p/>
          </draw:line>
          <draw:line draw:style-name="gr23" draw:text-style-name="P1" draw:layer="layout" svg:x1="8.894cm" svg:y1="17.6cm" svg:x2="9.169cm" svg:y2="17.6cm">
            <text:p/>
          </draw:line>
          <draw:line draw:style-name="gr22" draw:text-style-name="P1" draw:layer="layout" svg:x1="9.162cm" svg:y1="17.6cm" svg:x2="9.437cm" svg:y2="17.6cm">
            <text:p/>
          </draw:line>
          <draw:line draw:style-name="gr23" draw:text-style-name="P1" draw:layer="layout" svg:x1="9.425cm" svg:y1="17.6cm" svg:x2="9.7cm" svg:y2="17.6cm">
            <text:p/>
          </draw:line>
        </draw:g>
        <draw:g>
          <draw:line draw:style-name="gr22" draw:text-style-name="P1" draw:layer="layout" svg:x1="7.075cm" svg:y1="17.6cm" svg:x2="7.35cm" svg:y2="17.6cm">
            <text:p/>
          </draw:line>
          <draw:line draw:style-name="gr23" draw:text-style-name="P1" draw:layer="layout" svg:x1="7.338cm" svg:y1="17.6cm" svg:x2="7.613cm" svg:y2="17.6cm">
            <text:p/>
          </draw:line>
          <draw:line draw:style-name="gr22" draw:text-style-name="P1" draw:layer="layout" svg:x1="7.606cm" svg:y1="17.6cm" svg:x2="7.881cm" svg:y2="17.6cm">
            <text:p/>
          </draw:line>
          <draw:line draw:style-name="gr23" draw:text-style-name="P1" draw:layer="layout" svg:x1="7.869cm" svg:y1="17.6cm" svg:x2="8.144cm" svg:y2="17.6cm">
            <text:p/>
          </draw:line>
          <draw:line draw:style-name="gr22" draw:text-style-name="P1" draw:layer="layout" svg:x1="8.137cm" svg:y1="17.6cm" svg:x2="8.412cm" svg:y2="17.6cm">
            <text:p/>
          </draw:line>
          <draw:line draw:style-name="gr23" draw:text-style-name="P1" draw:layer="layout" svg:x1="8.4cm" svg:y1="17.6cm" svg:x2="8.675cm" svg:y2="17.6cm">
            <text:p/>
          </draw:line>
        </draw:g>
        <draw:line draw:style-name="gr12" draw:text-style-name="P1" draw:layer="layout" svg:x1="10.9cm" svg:y1="12.9cm" svg:x2="10.9cm" svg:y2="13.7cm">
          <text:p/>
        </draw:line>
        <draw:line draw:style-name="gr14" draw:text-style-name="P1" draw:layer="layout" svg:x1="11.2cm" svg:y1="12.9cm" svg:x2="11.2cm" svg:y2="13.404cm">
          <text:p/>
        </draw:line>
        <draw:line draw:style-name="gr1" draw:text-style-name="P1" draw:layer="layout" svg:x1="10.6cm" svg:y1="12.9cm" svg:x2="10.6cm" svg:y2="13.25cm">
          <text:p/>
        </draw:line>
        <draw:g>
          <draw:g>
            <draw:custom-shape draw:style-name="gr8" draw:text-style-name="P10" draw:layer="layout" svg:width="0.1cm" svg:height="0.1cm" svg:x="11.85cm" svg:y="1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1cm" svg:height="0.1cm" svg:x="12.35cm" svg:y="1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12.4cm" svg:y1="16.4cm" svg:x2="11.867cm" svg:y2="16.232cm">
              <text:p/>
            </draw:line>
            <draw:line draw:style-name="gr24" draw:text-style-name="P1" draw:layer="layout" svg:x1="12.15cm" svg:y1="16.15cm" svg:x2="12.15cm" svg:y2="16.375cm">
              <text:p/>
            </draw:line>
          </draw:g>
          <draw:g>
            <draw:circle draw:style-name="gr27" draw:text-style-name="P1" draw:layer="layout" svg:width="0.249cm" svg:height="0.249cm" draw:transform="rotate (-1.5707963267949) translate (12.4cm 15.851cm)" draw:kind="arc" draw:start-angle="271.27" draw:end-angle="93.81">
              <text:p/>
            </draw:circle>
            <draw:circle draw:style-name="gr27" draw:text-style-name="P1" draw:layer="layout" svg:width="0.25cm" svg:height="0.25cm" draw:transform="rotate (-1.5707963267949) translate (12.151cm 15.85cm)" draw:kind="arc" draw:start-angle="266.12" draw:end-angle="93.81">
              <text:p/>
            </draw:circle>
          </draw:g>
          <draw:g>
            <draw:custom-shape draw:style-name="gr8" draw:text-style-name="P10" draw:layer="layout" svg:width="0.1cm" svg:height="0.1cm" svg:x="11.85cm" svg:y="1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1cm" svg:height="0.1cm" svg:x="12.35cm" svg:y="1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12.4cm" svg:y1="16.7cm" svg:x2="11.867cm" svg:y2="16.532cm">
              <text:p/>
            </draw:line>
            <draw:line draw:style-name="gr24" draw:text-style-name="P1" draw:layer="layout" svg:x1="12.15cm" svg:y1="16.35cm" svg:x2="12.15cm" svg:y2="16.6cm">
              <text:p/>
            </draw:line>
          </draw:g>
        </draw:g>
        <draw:line draw:style-name="gr11" draw:text-style-name="P1" draw:layer="layout" svg:x1="11.9cm" svg:y1="17.3cm" svg:x2="17.7cm" svg:y2="17.3cm">
          <text:p/>
        </draw:line>
        <draw:line draw:style-name="gr12" draw:text-style-name="P1" draw:layer="layout" svg:x1="11.9cm" svg:y1="13.7cm" svg:x2="11.9cm" svg:y2="15.6cm">
          <text:p/>
        </draw:line>
        <draw:line draw:style-name="gr14" draw:text-style-name="P1" draw:layer="layout" svg:x1="12.4cm" svg:y1="15.8cm" svg:x2="12.4cm" svg:y2="16cm">
          <text:p/>
        </draw:line>
        <draw:line draw:style-name="gr12" draw:text-style-name="P1" draw:layer="layout" svg:x1="11.9cm" svg:y1="15.8cm" svg:x2="11.9cm" svg:y2="16cm">
          <text:p/>
        </draw:line>
        <draw:frame draw:style-name="gr3" draw:text-style-name="P14" draw:layer="layout" svg:width="2.2cm" svg:height="0.51cm" svg:x="12.45cm" svg:y="16.3cm">
          <draw:text-box>
            <text:p text:style-name="P13"><text:span text:style-name="T8">Relay</text:span></text:p>
            <text:p text:style-name="P13"><text:span text:style-name="T8"><text:s/></text:span><text:span text:style-name="T8">9V</text:span></text:p>
          </draw:text-box>
        </draw:frame>
        <draw:custom-shape draw:style-name="gr28" draw:text-style-name="P22" draw:layer="layout" svg:width="1cm" svg:height="1cm" svg:x="11.65cm" svg:y="15.9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0.625cm" svg:y1="20.441cm" svg:x2="10.875cm" svg:y2="20.441cm">
            <text:p/>
          </draw:line>
          <draw:line draw:style-name="gr9" draw:text-style-name="P1" draw:layer="layout" svg:x1="11.425cm" svg:y1="22.141cm" svg:x2="12.775cm" svg:y2="22.141cm">
            <text:p/>
          </draw:line>
          <draw:line draw:style-name="gr11" draw:text-style-name="P1" draw:layer="layout" svg:x1="10.625cm" svg:y1="23.541cm" svg:x2="10.625cm" svg:y2="23.731cm">
            <text:p/>
          </draw:line>
          <draw:frame draw:style-name="gr3" draw:text-style-name="P14" draw:layer="layout" svg:width="1.63cm" svg:height="0.5cm" svg:x="13.645cm" svg:y="22.8cm">
            <draw:text-box>
              <text:p text:style-name="P13"><text:span text:style-name="T8">Fuse</text:span></text:p>
            </draw:text-box>
          </draw:frame>
          <draw:frame draw:style-name="gr3" draw:text-style-name="P16" draw:layer="layout" svg:width="3.4cm" svg:height="1.5cm" svg:x="14.725cm" svg:y="22.741cm">
            <draw:text-box>
              <text:p text:style-name="P15"><text:span text:style-name="T4">AC 110-230V</text:span></text:p>
            </draw:text-box>
          </draw:frame>
          <draw:line draw:style-name="gr12" draw:text-style-name="P1" draw:layer="layout" svg:x1="11.175cm" svg:y1="20.441cm" svg:x2="11.425cm" svg:y2="20.441cm">
            <text:p/>
          </draw:line>
          <draw:line draw:style-name="gr9" draw:text-style-name="P1" draw:layer="layout" svg:x1="13.275cm" svg:y1="22.15cm" svg:x2="13.85cm" svg:y2="22.15cm">
            <text:p/>
          </draw:line>
          <draw:custom-shape draw:style-name="gr13" draw:text-style-name="P17" draw:layer="layout" svg:width="0.666cm" svg:height="0.2cm" svg:x="13.984cm" svg:y="23.34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425cm" svg:y1="19.841cm" svg:x2="12.425cm" svg:y2="22.05cm">
            <text:p/>
          </draw:line>
          <draw:line draw:style-name="gr12" draw:text-style-name="P1" draw:layer="layout" svg:x1="11.925cm" svg:y1="22.65cm" svg:x2="11.925cm" svg:y2="22.942cm">
            <text:p/>
          </draw:line>
          <draw:line draw:style-name="gr9" draw:text-style-name="P1" draw:layer="layout" svg:x1="11.425cm" svg:y1="21.941cm" svg:x2="11.425cm" svg:y2="23.441cm">
            <text:p/>
          </draw:line>
          <draw:line draw:style-name="gr9" draw:text-style-name="P1" draw:layer="layout" svg:x1="13.825cm" svg:y1="22.15cm" svg:x2="13.825cm" svg:y2="23.441cm">
            <text:p/>
          </draw:line>
          <draw:line draw:style-name="gr9" draw:text-style-name="P1" draw:layer="layout" svg:x1="12.425cm" svg:y1="23.442cm" svg:x2="17.725cm" svg:y2="23.442cm">
            <text:p/>
          </draw:line>
          <draw:line draw:style-name="gr11" draw:text-style-name="P1" draw:layer="layout" svg:x1="10.625cm" svg:y1="21.941cm" svg:x2="10.625cm" svg:y2="23.341cm">
            <text:p/>
          </draw:line>
          <draw:custom-shape draw:style-name="gr17" draw:text-style-name="P18" draw:layer="layout" svg:width="1.19cm" svg:height="1.2cm" svg:x="10.425cm" svg:y="20.741cm">
            <text:p text:style-name="P7"><text:span text:style-name="T4">PS</text:span></text:p>
            <text:p text:style-name="P7"><text:span text:style-name="T4">9V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1.425cm" svg:y1="20.141cm" svg:x2="11.425cm" svg:y2="20.741cm">
            <text:p/>
          </draw:line>
          <draw:g>
            <draw:custom-shape draw:style-name="gr18" draw:text-style-name="P1" draw:layer="layout" svg:width="0.3cm" svg:height="0.3cm" svg:x="10.875cm" svg:y="20.2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10.925cm" svg:y1="20.541cm" svg:x2="11.125cm" svg:y2="20.341cm">
              <text:p/>
            </draw:line>
            <draw:line draw:style-name="gr16" draw:text-style-name="P1" draw:layer="layout" svg:x1="11.125cm" svg:y1="20.541cm" svg:x2="10.925cm" svg:y2="20.341cm">
              <text:p/>
            </draw:line>
          </draw:g>
          <draw:line draw:style-name="gr12" draw:text-style-name="P1" draw:layer="layout" svg:x1="11.425cm" svg:y1="20.141cm" svg:x2="11.925cm" svg:y2="20.141cm">
            <text:p/>
          </draw:line>
          <draw:line draw:style-name="gr12" draw:text-style-name="P1" draw:layer="layout" svg:x1="10.925cm" svg:y1="20.141cm" svg:x2="11.425cm" svg:y2="20.141cm">
            <text:p/>
          </draw:line>
          <draw:custom-shape draw:style-name="gr21" draw:text-style-name="P22" draw:layer="layout" svg:width="4.6cm" svg:height="4.8cm" svg:x="10.165cm" svg:y="19.541cm">
            <text:p/>
            <draw:enhanced-geometry svg:viewBox="0 0 21600 21600" draw:type="rectangle" draw:enhanced-path="M 0 0 L 21600 0 21600 21600 0 21600 0 0 Z N"/>
          </draw:custom-shape>
          <draw:g>
            <draw:line draw:style-name="gr22" draw:text-style-name="P1" draw:layer="layout" svg:x1="9.75cm" svg:y1="24.041cm" svg:x2="10.025cm" svg:y2="24.041cm">
              <text:p/>
            </draw:line>
            <draw:line draw:style-name="gr23" draw:text-style-name="P1" draw:layer="layout" svg:x1="10.013cm" svg:y1="24.041cm" svg:x2="10.288cm" svg:y2="24.041cm">
              <text:p/>
            </draw:line>
            <draw:line draw:style-name="gr22" draw:text-style-name="P1" draw:layer="layout" svg:x1="10.281cm" svg:y1="24.041cm" svg:x2="10.556cm" svg:y2="24.041cm">
              <text:p/>
            </draw:line>
            <draw:line draw:style-name="gr23" draw:text-style-name="P1" draw:layer="layout" svg:x1="10.544cm" svg:y1="24.041cm" svg:x2="10.819cm" svg:y2="24.041cm">
              <text:p/>
            </draw:line>
            <draw:line draw:style-name="gr22" draw:text-style-name="P1" draw:layer="layout" svg:x1="10.812cm" svg:y1="24.041cm" svg:x2="11.087cm" svg:y2="24.041cm">
              <text:p/>
            </draw:line>
            <draw:line draw:style-name="gr23" draw:text-style-name="P1" draw:layer="layout" svg:x1="11.075cm" svg:y1="24.041cm" svg:x2="11.35cm" svg:y2="24.041cm">
              <text:p/>
            </draw:line>
          </draw:g>
          <draw:g>
            <draw:line draw:style-name="gr22" draw:text-style-name="P1" draw:layer="layout" svg:x1="11.35cm" svg:y1="24.041cm" svg:x2="11.625cm" svg:y2="24.041cm">
              <text:p/>
            </draw:line>
            <draw:line draw:style-name="gr23" draw:text-style-name="P1" draw:layer="layout" svg:x1="11.613cm" svg:y1="24.041cm" svg:x2="11.888cm" svg:y2="24.041cm">
              <text:p/>
            </draw:line>
            <draw:line draw:style-name="gr22" draw:text-style-name="P1" draw:layer="layout" svg:x1="11.881cm" svg:y1="24.041cm" svg:x2="12.156cm" svg:y2="24.041cm">
              <text:p/>
            </draw:line>
            <draw:line draw:style-name="gr23" draw:text-style-name="P1" draw:layer="layout" svg:x1="12.144cm" svg:y1="24.041cm" svg:x2="12.419cm" svg:y2="24.041cm">
              <text:p/>
            </draw:line>
            <draw:line draw:style-name="gr22" draw:text-style-name="P1" draw:layer="layout" svg:x1="12.412cm" svg:y1="24.041cm" svg:x2="12.687cm" svg:y2="24.041cm">
              <text:p/>
            </draw:line>
            <draw:line draw:style-name="gr23" draw:text-style-name="P1" draw:layer="layout" svg:x1="12.675cm" svg:y1="24.041cm" svg:x2="12.95cm" svg:y2="24.041cm">
              <text:p/>
            </draw:line>
          </draw:g>
          <draw:g>
            <draw:line draw:style-name="gr22" draw:text-style-name="P1" draw:layer="layout" svg:x1="12.95cm" svg:y1="24.041cm" svg:x2="13.225cm" svg:y2="24.041cm">
              <text:p/>
            </draw:line>
            <draw:line draw:style-name="gr23" draw:text-style-name="P1" draw:layer="layout" svg:x1="13.213cm" svg:y1="24.041cm" svg:x2="13.488cm" svg:y2="24.041cm">
              <text:p/>
            </draw:line>
            <draw:line draw:style-name="gr22" draw:text-style-name="P1" draw:layer="layout" svg:x1="13.481cm" svg:y1="24.041cm" svg:x2="13.756cm" svg:y2="24.041cm">
              <text:p/>
            </draw:line>
            <draw:line draw:style-name="gr23" draw:text-style-name="P1" draw:layer="layout" svg:x1="13.744cm" svg:y1="24.041cm" svg:x2="14.019cm" svg:y2="24.041cm">
              <text:p/>
            </draw:line>
            <draw:line draw:style-name="gr22" draw:text-style-name="P1" draw:layer="layout" svg:x1="14.012cm" svg:y1="24.041cm" svg:x2="14.287cm" svg:y2="24.041cm">
              <text:p/>
            </draw:line>
            <draw:line draw:style-name="gr23" draw:text-style-name="P1" draw:layer="layout" svg:x1="14.275cm" svg:y1="24.041cm" svg:x2="14.55cm" svg:y2="24.041cm">
              <text:p/>
            </draw:line>
          </draw:g>
          <draw:g>
            <draw:line draw:style-name="gr22" draw:text-style-name="P1" draw:layer="layout" svg:x1="14.55cm" svg:y1="24.041cm" svg:x2="14.825cm" svg:y2="24.041cm">
              <text:p/>
            </draw:line>
            <draw:line draw:style-name="gr23" draw:text-style-name="P1" draw:layer="layout" svg:x1="14.813cm" svg:y1="24.041cm" svg:x2="15.088cm" svg:y2="24.041cm">
              <text:p/>
            </draw:line>
            <draw:line draw:style-name="gr22" draw:text-style-name="P1" draw:layer="layout" svg:x1="15.081cm" svg:y1="24.041cm" svg:x2="15.356cm" svg:y2="24.041cm">
              <text:p/>
            </draw:line>
            <draw:line draw:style-name="gr23" draw:text-style-name="P1" draw:layer="layout" svg:x1="15.344cm" svg:y1="24.041cm" svg:x2="15.619cm" svg:y2="24.041cm">
              <text:p/>
            </draw:line>
            <draw:line draw:style-name="gr22" draw:text-style-name="P1" draw:layer="layout" svg:x1="15.612cm" svg:y1="24.041cm" svg:x2="15.887cm" svg:y2="24.041cm">
              <text:p/>
            </draw:line>
            <draw:line draw:style-name="gr23" draw:text-style-name="P1" draw:layer="layout" svg:x1="15.875cm" svg:y1="24.041cm" svg:x2="16.15cm" svg:y2="24.041cm">
              <text:p/>
            </draw:line>
          </draw:g>
          <draw:line draw:style-name="gr14" draw:text-style-name="P1" draw:layer="layout" svg:x1="11.225cm" svg:y1="19.841cm" svg:x2="12.425cm" svg:y2="19.841cm">
            <text:p/>
          </draw:line>
          <draw:frame draw:style-name="gr3" draw:text-style-name="P24" draw:layer="layout" svg:width="3.4cm" svg:height="1.5cm" svg:x="12.325cm" svg:y="21.2cm">
            <draw:text-box>
              <text:p text:style-name="P15"><text:span text:style-name="T4">Start</text:span></text:p>
            </draw:text-box>
          </draw:frame>
          <draw:g>
            <draw:line draw:style-name="gr22" draw:text-style-name="P1" draw:layer="layout" svg:x1="16.15cm" svg:y1="24.041cm" svg:x2="16.425cm" svg:y2="24.041cm">
              <text:p/>
            </draw:line>
            <draw:line draw:style-name="gr23" draw:text-style-name="P1" draw:layer="layout" svg:x1="16.413cm" svg:y1="24.041cm" svg:x2="16.688cm" svg:y2="24.041cm">
              <text:p/>
            </draw:line>
            <draw:line draw:style-name="gr22" draw:text-style-name="P1" draw:layer="layout" svg:x1="16.681cm" svg:y1="24.041cm" svg:x2="16.956cm" svg:y2="24.041cm">
              <text:p/>
            </draw:line>
            <draw:line draw:style-name="gr23" draw:text-style-name="P1" draw:layer="layout" svg:x1="16.944cm" svg:y1="24.041cm" svg:x2="17.219cm" svg:y2="24.041cm">
              <text:p/>
            </draw:line>
            <draw:line draw:style-name="gr22" draw:text-style-name="P1" draw:layer="layout" svg:x1="17.212cm" svg:y1="24.041cm" svg:x2="17.487cm" svg:y2="24.041cm">
              <text:p/>
            </draw:line>
            <draw:line draw:style-name="gr23" draw:text-style-name="P1" draw:layer="layout" svg:x1="17.475cm" svg:y1="24.041cm" svg:x2="17.75cm" svg:y2="24.041cm">
              <text:p/>
            </draw:line>
          </draw:g>
          <draw:g>
            <draw:custom-shape draw:style-name="gr8" draw:text-style-name="P10" draw:layer="layout" svg:width="0.1cm" svg:height="0.1cm" draw:transform="rotate (1.5707963267949) translate (10.576cm 20.2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1cm" svg:height="0.1cm" draw:transform="rotate (1.5707963267949) translate (10.575cm 19.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10.725cm" svg:y1="20.29cm" svg:x2="10.725cm" svg:y2="19.69cm">
              <text:p/>
            </draw:line>
            <draw:custom-shape draw:style-name="gr15" draw:text-style-name="P17" draw:layer="layout" svg:width="0.2cm" svg:height="0.1cm" draw:transform="rotate (1.5707963267949) translate (10.625cm 20.089cm)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layout" svg:x1="10.725cm" svg:y1="20.09cm" svg:x2="10.758cm" svg:y2="19.89cm">
                <text:p/>
              </draw:line>
              <draw:line draw:style-name="gr16" draw:text-style-name="P1" draw:layer="layout" svg:x1="10.791cm" svg:y1="20.09cm" svg:x2="10.758cm" svg:y2="19.89cm">
                <text:p/>
              </draw:line>
              <draw:line draw:style-name="gr16" draw:text-style-name="P1" draw:layer="layout" svg:x1="10.825cm" svg:y1="19.89cm" svg:x2="10.792cm" svg:y2="20.09cm">
                <text:p/>
              </draw:line>
            </draw:g>
          </draw:g>
          <draw:line draw:style-name="gr1" draw:text-style-name="P1" draw:layer="layout" svg:x1="10.625cm" svg:y1="20.241cm" svg:x2="10.625cm" svg:y2="20.741cm">
            <text:p/>
          </draw:line>
          <draw:frame draw:style-name="gr3" draw:text-style-name="P24" draw:layer="layout" svg:width="3.4cm" svg:height="1.5cm" svg:x="8.925cm" svg:y="19.591cm">
            <draw:text-box>
              <text:p text:style-name="P15"><text:span text:style-name="T4">Stop</text:span></text:p>
              <text:p text:style-name="P15"><text:span text:style-name="T2">(option)</text:span></text:p>
            </draw:text-box>
          </draw:frame>
          <draw:line draw:style-name="gr11" draw:text-style-name="P1" draw:layer="layout" svg:x1="7.125cm" svg:y1="23.741cm" svg:x2="11.925cm" svg:y2="23.741cm">
            <text:p/>
          </draw:line>
          <draw:line draw:style-name="gr9" draw:text-style-name="P1" draw:layer="layout" svg:x1="7.125cm" svg:y1="23.441cm" svg:x2="11.975cm" svg:y2="23.441cm">
            <text:p/>
          </draw:line>
          <draw:g>
            <draw:line draw:style-name="gr22" draw:text-style-name="P1" draw:layer="layout" svg:x1="8.125cm" svg:y1="24.041cm" svg:x2="8.4cm" svg:y2="24.041cm">
              <text:p/>
            </draw:line>
            <draw:line draw:style-name="gr23" draw:text-style-name="P1" draw:layer="layout" svg:x1="8.388cm" svg:y1="24.041cm" svg:x2="8.663cm" svg:y2="24.041cm">
              <text:p/>
            </draw:line>
            <draw:line draw:style-name="gr22" draw:text-style-name="P1" draw:layer="layout" svg:x1="8.656cm" svg:y1="24.041cm" svg:x2="8.931cm" svg:y2="24.041cm">
              <text:p/>
            </draw:line>
            <draw:line draw:style-name="gr23" draw:text-style-name="P1" draw:layer="layout" svg:x1="8.919cm" svg:y1="24.041cm" svg:x2="9.194cm" svg:y2="24.041cm">
              <text:p/>
            </draw:line>
            <draw:line draw:style-name="gr22" draw:text-style-name="P1" draw:layer="layout" svg:x1="9.187cm" svg:y1="24.041cm" svg:x2="9.462cm" svg:y2="24.041cm">
              <text:p/>
            </draw:line>
            <draw:line draw:style-name="gr23" draw:text-style-name="P1" draw:layer="layout" svg:x1="9.45cm" svg:y1="24.041cm" svg:x2="9.725cm" svg:y2="24.041cm">
              <text:p/>
            </draw:line>
          </draw:g>
          <draw:g>
            <draw:line draw:style-name="gr22" draw:text-style-name="P1" draw:layer="layout" svg:x1="7.1cm" svg:y1="24.041cm" svg:x2="7.375cm" svg:y2="24.041cm">
              <text:p/>
            </draw:line>
            <draw:line draw:style-name="gr23" draw:text-style-name="P1" draw:layer="layout" svg:x1="7.363cm" svg:y1="24.041cm" svg:x2="7.638cm" svg:y2="24.041cm">
              <text:p/>
            </draw:line>
            <draw:line draw:style-name="gr22" draw:text-style-name="P1" draw:layer="layout" svg:x1="7.631cm" svg:y1="24.041cm" svg:x2="7.906cm" svg:y2="24.041cm">
              <text:p/>
            </draw:line>
            <draw:line draw:style-name="gr23" draw:text-style-name="P1" draw:layer="layout" svg:x1="7.894cm" svg:y1="24.041cm" svg:x2="8.169cm" svg:y2="24.041cm">
              <text:p/>
            </draw:line>
            <draw:line draw:style-name="gr22" draw:text-style-name="P1" draw:layer="layout" svg:x1="8.162cm" svg:y1="24.041cm" svg:x2="8.437cm" svg:y2="24.041cm">
              <text:p/>
            </draw:line>
            <draw:line draw:style-name="gr23" draw:text-style-name="P1" draw:layer="layout" svg:x1="8.425cm" svg:y1="24.041cm" svg:x2="8.7cm" svg:y2="24.041cm">
              <text:p/>
            </draw:line>
          </draw:g>
          <draw:line draw:style-name="gr12" draw:text-style-name="P1" draw:layer="layout" svg:x1="10.925cm" svg:y1="19.341cm" svg:x2="10.925cm" svg:y2="20.141cm">
            <text:p/>
          </draw:line>
          <draw:line draw:style-name="gr14" draw:text-style-name="P1" draw:layer="layout" svg:x1="11.225cm" svg:y1="19.341cm" svg:x2="11.225cm" svg:y2="19.845cm">
            <text:p/>
          </draw:line>
          <draw:line draw:style-name="gr1" draw:text-style-name="P1" draw:layer="layout" svg:x1="10.625cm" svg:y1="19.341cm" svg:x2="10.625cm" svg:y2="19.691cm">
            <text:p/>
          </draw:line>
          <draw:g>
            <draw:g>
              <draw:custom-shape draw:style-name="gr8" draw:text-style-name="P10" draw:layer="layout" svg:width="0.1cm" svg:height="0.1cm" svg:x="11.875cm" svg:y="23.3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0" draw:layer="layout" svg:width="0.1cm" svg:height="0.1cm" svg:x="12.375cm" svg:y="23.3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2" draw:text-style-name="P1" draw:layer="layout" svg:x1="12.425cm" svg:y1="23.441cm" svg:x2="11.892cm" svg:y2="23.273cm">
                <text:p/>
              </draw:line>
              <draw:line draw:style-name="gr24" draw:text-style-name="P1" draw:layer="layout" svg:x1="12.175cm" svg:y1="23.191cm" svg:x2="12.175cm" svg:y2="23.416cm">
                <text:p/>
              </draw:line>
            </draw:g>
            <draw:g>
              <draw:circle draw:style-name="gr27" draw:text-style-name="P1" draw:layer="layout" svg:width="0.249cm" svg:height="0.249cm" draw:transform="rotate (-1.5707963267949) translate (12.425cm 22.825cm)" draw:kind="arc" draw:start-angle="271.27" draw:end-angle="93.81">
                <text:p/>
              </draw:circle>
              <draw:circle draw:style-name="gr27" draw:text-style-name="P1" draw:layer="layout" svg:width="0.25cm" svg:height="0.25cm" draw:transform="rotate (-1.5707963267949) translate (12.176cm 22.824cm)" draw:kind="arc" draw:start-angle="266.12" draw:end-angle="93.81">
                <text:p/>
              </draw:circle>
            </draw:g>
            <draw:g>
              <draw:custom-shape draw:style-name="gr8" draw:text-style-name="P10" draw:layer="layout" svg:width="0.1cm" svg:height="0.1cm" svg:x="11.875cm" svg:y="23.6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0" draw:layer="layout" svg:width="0.1cm" svg:height="0.1cm" svg:x="12.375cm" svg:y="23.6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2" draw:text-style-name="P1" draw:layer="layout" svg:x1="12.425cm" svg:y1="23.741cm" svg:x2="11.892cm" svg:y2="23.573cm">
                <text:p/>
              </draw:line>
              <draw:line draw:style-name="gr24" draw:text-style-name="P1" draw:layer="layout" svg:x1="12.175cm" svg:y1="23.391cm" svg:x2="12.175cm" svg:y2="23.641cm">
                <text:p/>
              </draw:line>
            </draw:g>
          </draw:g>
          <draw:line draw:style-name="gr11" draw:text-style-name="P1" draw:layer="layout" svg:x1="12.475cm" svg:y1="23.741cm" svg:x2="17.725cm" svg:y2="23.741cm">
            <text:p/>
          </draw:line>
          <draw:line draw:style-name="gr12" draw:text-style-name="P1" draw:layer="layout" svg:x1="11.925cm" svg:y1="20.141cm" svg:x2="11.925cm" svg:y2="22.05cm">
            <text:p/>
          </draw:line>
          <draw:line draw:style-name="gr14" draw:text-style-name="P1" draw:layer="layout" svg:x1="12.425cm" svg:y1="22.65cm" svg:x2="12.425cm" svg:y2="22.941cm">
            <text:p/>
          </draw:line>
          <draw:g>
            <draw:g>
              <draw:custom-shape draw:style-name="gr8" draw:text-style-name="P10" draw:layer="layout" svg:width="0.1cm" svg:height="0.1cm" svg:x="12.725cm" svg:y="22.0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0" draw:layer="layout" svg:width="0.1cm" svg:height="0.1cm" svg:x="13.225cm" svg:y="22.0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2" draw:text-style-name="P1" draw:layer="layout" svg:x1="12.725cm" svg:y1="21.941cm" svg:x2="13.325cm" svg:y2="21.941cm">
                <text:p/>
              </draw:line>
              <draw:custom-shape draw:style-name="gr15" draw:text-style-name="P17" draw:layer="layout" svg:width="0.2cm" svg:height="0.1cm" svg:x="12.925cm" svg:y="21.841cm">
                <text:p/>
                <draw:enhanced-geometry svg:viewBox="0 0 21600 21600" draw:type="rectangle" draw:enhanced-path="M 0 0 L 21600 0 21600 21600 0 21600 0 0 Z N"/>
              </draw:custom-shape>
              <draw:line draw:style-name="gr16" draw:text-style-name="P1" draw:layer="layout" svg:x1="13.025cm" svg:y1="21.941cm" svg:x2="13.025cm" svg:y2="22.341cm">
                <text:p/>
              </draw:line>
            </draw:g>
            <draw:g>
              <draw:custom-shape draw:style-name="gr8" draw:text-style-name="P10" draw:layer="layout" svg:width="0.1cm" svg:height="0.1cm" svg:x="12.725cm" svg:y="22.4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0" draw:layer="layout" svg:width="0.1cm" svg:height="0.1cm" svg:x="13.225cm" svg:y="22.4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2" draw:text-style-name="P1" draw:layer="layout" svg:x1="12.725cm" svg:y1="22.341cm" svg:x2="13.325cm" svg:y2="22.341cm">
                <text:p/>
              </draw:line>
              <draw:g>
                <draw:line draw:style-name="gr16" draw:text-style-name="P1" draw:layer="layout" svg:x1="12.925cm" svg:y1="22.341cm" svg:x2="13.125cm" svg:y2="22.408cm">
                  <text:p/>
                </draw:line>
                <draw:line draw:style-name="gr16" draw:text-style-name="P1" draw:layer="layout" svg:x1="12.925cm" svg:y1="22.475cm" svg:x2="13.125cm" svg:y2="22.408cm">
                  <text:p/>
                </draw:line>
                <draw:line draw:style-name="gr16" draw:text-style-name="P1" draw:layer="layout" svg:x1="13.125cm" svg:y1="22.541cm" svg:x2="12.925cm" svg:y2="22.474cm">
                  <text:p/>
                </draw:line>
              </draw:g>
            </draw:g>
          </draw:g>
          <draw:line draw:style-name="gr11" draw:text-style-name="P1" draw:layer="layout" svg:x1="13.625cm" svg:y1="23.546cm" svg:x2="13.625cm" svg:y2="23.736cm">
            <text:p/>
          </draw:line>
          <draw:line draw:style-name="gr11" draw:text-style-name="P1" draw:layer="layout" svg:x1="13.625cm" svg:y1="22.55cm" svg:x2="13.625cm" svg:y2="23.341cm">
            <text:p/>
          </draw:line>
          <draw:line draw:style-name="gr11" draw:text-style-name="P1" draw:layer="layout" svg:x1="13.275cm" svg:y1="22.541cm" svg:x2="13.65cm" svg:y2="22.541cm">
            <text:p/>
          </draw:line>
          <draw:line draw:style-name="gr11" draw:text-style-name="P1" draw:layer="layout" svg:x1="11.525cm" svg:y1="22.541cm" svg:x2="12.775cm" svg:y2="22.541cm">
            <text:p/>
          </draw:line>
          <draw:line draw:style-name="gr11" draw:text-style-name="P1" draw:layer="layout" svg:x1="10.65cm" svg:y1="22.541cm" svg:x2="11.325cm" svg:y2="22.541cm">
            <text:p/>
          </draw:line>
          <draw:line draw:style-name="gr14" draw:text-style-name="P1" draw:layer="layout" svg:x1="12.425cm" svg:y1="22.241cm" svg:x2="12.425cm" svg:y2="22.441cm">
            <text:p/>
          </draw:line>
          <draw:line draw:style-name="gr12" draw:text-style-name="P1" draw:layer="layout" svg:x1="11.925cm" svg:y1="22.241cm" svg:x2="11.925cm" svg:y2="22.442cm">
            <text:p/>
          </draw:line>
          <draw:frame draw:style-name="gr3" draw:text-style-name="P14" draw:layer="layout" svg:width="1.4cm" svg:height="1.1cm" svg:x="12.4cm" svg:y="22.541cm">
            <draw:text-box>
              <text:p text:style-name="P13"><text:span text:style-name="T8">Relay</text:span></text:p>
              <text:p text:style-name="P13"><text:span text:style-name="T8"><text:s/></text:span><text:span text:style-name="T8">9V</text:span></text:p>
            </draw:text-box>
          </draw:frame>
          <draw:custom-shape draw:style-name="gr29" draw:text-style-name="P22" draw:layer="layout" svg:width="0.9cm" svg:height="1.04cm" svg:x="11.727cm" svg:y="22.8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0.1cm" svg:height="0.1cm" svg:x="12.85cm" svg:y="15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1cm" svg:height="0.1cm" svg:x="13.35cm" svg:y="15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5cm" svg:y1="15.501cm" svg:x2="13.45cm" svg:y2="15.501cm">
            <text:p/>
          </draw:line>
          <draw:custom-shape draw:style-name="gr15" draw:text-style-name="P17" draw:layer="layout" svg:width="0.2cm" svg:height="0.1cm" svg:x="13.05cm" svg:y="15.401cm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1" draw:layer="layout" svg:x1="13.05cm" svg:y1="15.501cm" svg:x2="13.25cm" svg:y2="15.568cm">
              <text:p/>
            </draw:line>
            <draw:line draw:style-name="gr16" draw:text-style-name="P1" draw:layer="layout" svg:x1="13.05cm" svg:y1="15.635cm" svg:x2="13.25cm" svg:y2="15.568cm">
              <text:p/>
            </draw:line>
            <draw:line draw:style-name="gr16" draw:text-style-name="P1" draw:layer="layout" svg:x1="13.25cm" svg:y1="15.701cm" svg:x2="13.05cm" svg:y2="15.634cm">
              <text:p/>
            </draw:line>
          </draw:g>
        </draw:g>
        <draw:line draw:style-name="gr9" draw:text-style-name="P1" draw:layer="layout" svg:x1="11.746cm" svg:y1="16.406cm" svg:x2="11.746cm" svg:y2="16.706cm">
          <text:p/>
        </draw:line>
        <draw:line draw:style-name="gr9" draw:text-style-name="P1" draw:layer="layout" svg:x1="12.45cm" svg:y1="16.4cm" svg:x2="13.7cm" svg:y2="16.4cm">
          <text:p/>
        </draw:line>
        <draw:line draw:style-name="gr9" draw:text-style-name="P1" draw:layer="layout" svg:x1="11.75cm" svg:y1="16.7cm" svg:x2="11.9cm" svg:y2="16.7cm">
          <text:p/>
        </draw:line>
        <draw:line draw:style-name="gr9" draw:text-style-name="P1" draw:layer="layout" svg:x1="11.75cm" svg:y1="16.4cm" svg:x2="11.9cm" svg:y2="16.4cm">
          <text:p/>
        </draw:line>
        <draw:line draw:style-name="gr9" draw:text-style-name="P1" draw:layer="layout" svg:x1="12.4cm" svg:y1="16.7cm" svg:x2="12.4cm" svg:y2="17cm">
          <text:p/>
        </draw:line>
        <draw:frame draw:style-name="gr30" draw:text-style-name="P6" draw:layer="layout" svg:width="4.6cm" svg:height="3.707cm" svg:x="14.75cm" svg:y="13.593cm">
          <draw:text-box>
            <text:p><text:span text:style-name="T3">Depending local regulation</text:span></text:p>
            <text:p><text:span text:style-name="T3">two contacts in serie </text:span></text:p>
            <text:p><text:span text:style-name="T3">may be considered equivalent to a</text:span></text:p>
            <text:p><text:span text:style-name="T3">safety relay</text:span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00:53:13.664000000</meta:creation-date>
    <dc:date>2016-05-12T13:34:03.075000000</dc:date>
    <meta:editing-duration>PT5H55M17S</meta:editing-duration>
    <meta:editing-cycles>88</meta:editing-cycles>
    <meta:generator>LibreOffice/5.1.2.2$Windows_x86 LibreOffice_project/d3bf12ecb743fc0d20e0be0c58ca359301eb705f</meta:generator>
    <meta:document-statistic meta:object-count="415"/>
  </office:meta>
</office:document-meta>
</file>